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2.517291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0.876875cm"/>
    </style:style>
    <style:style style:name="co5" style:family="table-column">
      <style:table-column-properties fo:break-before="auto" style:column-width="30.5329166666667cm"/>
    </style:style>
    <style:style style:name="co6" style:family="table-column">
      <style:table-column-properties fo:break-before="auto" style:column-width="31.2472916666667cm"/>
    </style:style>
    <style:style style:name="co7" style:family="table-column">
      <style:table-column-properties fo:break-before="auto" style:column-width="30.5858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10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6pt" style:use-optimal-row-height="true" fo:break-before="auto"/>
    </style:style>
    <style:style style:name="ro6" style:family="table-row">
      <style:table-row-properties style:row-height="78.75pt" style:use-optimal-row-height="true" fo:break-before="auto"/>
    </style:style>
    <style:style style:name="ro7" style:family="table-row">
      <style:table-row-properties style:row-height="94.5pt" style:use-optimal-row-height="true" fo:break-before="auto"/>
    </style:style>
    <style:style style:name="ro8" style:family="table-row">
      <style:table-row-properties style:row-height="157.5pt" style:use-optimal-row-height="true" fo:break-before="auto"/>
    </style:style>
    <style:style style:name="ro9" style:family="table-row">
      <style:table-row-properties style:row-height="141.75pt" style:use-optimal-row-height="true" fo:break-before="auto"/>
    </style:style>
    <style:style style:name="ro10" style:family="table-row">
      <style:table-row-properties style:row-height="63pt" style:use-optimal-row-height="true" fo:break-before="auto"/>
    </style:style>
    <style:style style:name="ro11" style:family="table-row">
      <style:table-row-properties style:row-height="18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pri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Statu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10-04T00:00:00" table:style-name="ce3">
            <text:p>10/4/2018</text:p>
          </table:table-cell>
          <table:table-cell office:value-type="string" table:style-name="ce4">
            <text:p>Downloaded jenkins on windows,</text:p>
            <text:p>Started jenkins using command prompt and done with the following command to extract the .war file (java -jar jenkins.war),</text:p>
            <text:p>Accessed jenkins through the link −&gt;<text:s/><text:span text:style-name="T2">http://localhost:8080</text:span>,</text:p>
            <text:p>Jenkins dashboard is opened by providing user name and password,</text:p>
            <text:p>Exploring jenkins dashboard/console,</text:p>
            <text:p>Changed the port from 8080 to 8088 using the command<text:s/><text:span text:style-name="T2">java -jar jenkins.war --httpPort=8088</text:span><text:s/>and accessed jenkins through link -&gt;<text:s/><text:span text:style-name="T2">http://localhost:8088</text:span>,</text:p>
            <text:p>Troubleshooting the issue regarding plugins as default plugins are not available in the dashboard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5">
          <table:table-cell office:value-type="date" office:date-value="2018-11-04T00:00:00" table:style-name="ce3">
            <text:p>11/4/2018</text:p>
          </table:table-cell>
          <table:table-cell office:value-type="string" table:style-name="ce4">
            <text:p>Working with the scenario: Compiling and running a java file in jenkins on Windows i.e., by integrating Jenkins and GitHub (with the GitHub Jenkins Plugin),</text:p>
            <text:p>Exploring GitHub repository,</text:p>
            <text:p>Created an account in github -&gt; https://github.com/ and created a new repository,</text:p>
            <text:p>Uploaded some files into repository by browsing the fil path and committed the changes,</text:p>
            <text:p>Checked the files present in the particular repo whether they are committed or not,</text:p>
            <text:p>Modified files which are already uploaded in the repo and again committed,</text:p>
            <text:p>Deleted files in the repository by selecting particular file to be deleted and again committed,</text:p>
            <text:p>I have pushed the code into the git repository and committed the changes required, debugging the plugins issue in jenkins and doing documentation parallely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6">
          <table:table-cell office:value-type="date" office:date-value="2018-12-04T00:00:00" table:style-name="ce3">
            <text:p>12/4/2018</text:p>
          </table:table-cell>
          <table:table-cell office:value-type="string" table:style-name="ce4">
            <text:p>Done with a scenario Git Plugin setup in Jenkins,</text:p>
            <text:p>Downloaded the latest Git.exe file for Windows and Installed,</text:p>
            <text:p>Aaccessing git from windows command prompt without using Github server,</text:p>
            <text:p>Got to know about Git advantages,</text:p>
            <text:p>Working with git commands which are used to set a git repository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7">
          <table:table-cell office:value-type="string" table:style-name="ce3">
            <text:p>13/4/2018</text:p>
          </table:table-cell>
          <table:table-cell office:value-type="string" table:style-name="ce4">
            <text:p>Working with the scenario integrating jenkins and github i.e., Compiling and running a java file in jenkins on Windows,</text:p>
            <text:p>Successfully pushed the code into git repository,</text:p>
            <text:p>But unable to push code from git repository to the jenkins because of the following issue,</text:p>
            <text:p><text:s text:c="2"/>Error occurred due to "SSL certificate problem: self signed certificate in certificate chain",</text:p>
            <text:p>I have cloned files from the repository to local environment just to verify. But again faced the same issue,</text:p>
            <text:p>Unable to access git, so troubleshooting the above issu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3">
            <text:p>16/4/2018</text:p>
          </table:table-cell>
          <table:table-cell office:value-type="string" table:style-name="ce4">
            <text:p>Done with the scenario:</text:p>
            <text:p>Integrating jenkins and github via github plugin i.e., Compiling and running a java application in jenkins on Windows</text:p>
            <text:p>Created a job in jenkins</text:p>
            <text:p>Configured the job with respective details:</text:p>
            <text:p><text:s/>Gave Project details and GitHub url (as my repository is hosted from github)</text:p>
            <text:p><text:s/>Selected Source Code Management (SCM) as Git and provided the respective url</text:p>
            <text:p><text:s/>Next pushed the code; next coming to Build section, opted for add build step<text:s/></text:p>
            <text:p><text:s/>Gave the commands required for compiling and running the application by selecting the option Execute Windows batch command.</text:p>
            <text:p><text:s/>Saved and Build the job successfully; Now build history is seen by clicking #1<text:s/></text:p>
            <text:p><text:s/>Output is viewed in console output section once job is build successfully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17/4/2018</text:p>
          </table:table-cell>
          <table:table-cell office:value-type="string" table:style-name="ce4">
            <text:p>Doing research and development on pull request and merge request,</text:p>
            <text:p>Attended KT session on NOC (Network Operations Center) and Nagios,</text:p>
            <text:p>Done with the issue "SSL certificate problem: self signed certificate in certificate chain",</text:p>
            <text:p>Tested Jenkins by picking up an appilcation from git repositroy to integrate,</text:p>
            <text:p>Troubleshooting the issue: Class names, are only accepted if annotation processing is explicitly requested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6">
          <table:table-cell office:value-type="string" table:style-name="ce3">
            <text:p>18/4/2018</text:p>
          </table:table-cell>
          <table:table-cell office:value-type="string" table:style-name="ce4">
            <text:p>Done with the issue "Class names, are only accepted if annotation processing is explicitly requested",</text:p>
            <text:p>Tested the scenario again in Jenkins by picking up an appilcation from git repositroy to integrate - worked fine,</text:p>
            <text:p>Done documnetation on the scenarios: Jenkins - Git Setup &amp; Integrating Jenkins - GitHub,</text:p>
            <text:p>Attended KT session regarding disk alerts and application alerts,</text:p>
            <text:p>Getting to know about Network Operations Center, its design and managing NOC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9/4/2018</text:p>
          </table:table-cell>
          <table:table-cell office:value-type="string" table:style-name="ce4">
            <text:p>Getting to know about and working on:</text:p>
            <text:p>Booting process in linux,</text:p>
            <text:p>Steps involved in the booting process,</text:p>
            <text:p>Commands to Monitor Swap Space Usage in Linux,</text:p>
            <text:p>Usage of nice and renice commands,</text:p>
            <text:p>Exploring the git gui ,</text:p>
            <text:p>Doing r&amp;d on git on window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20/4/2018</text:p>
          </table:table-cell>
          <table:table-cell office:value-type="string" table:style-name="ce4">
            <text:p>Attended a meeting on an effective communication,</text:p>
            <text:p>Got to know about logrotate,</text:p>
            <text:p>Doing r&amp;d on git extension on windows,</text:p>
            <text:p>Working with the scenario Jenkins Tomcat setup,</text:p>
            <text:p>Troubleshooting the issue "FAIL - Application at context path [/jenkins] could not be started"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3/4/2018</text:p>
          </table:table-cell>
          <table:table-cell office:value-type="string" table:style-name="ce4">
            <text:p>Done with the issue "FAIL - Application at context path [/jenkins] could not be started",</text:p>
            <text:p>Configured the following in tomcat web application manager to deploy jenkins.war file,</text:p>
            <text:p>Context Path<text:s text:c="2"/></text:p>
            <text:p>XML Configuration file URL<text:s/></text:p>
            <text:p>WAR or Directory URL</text:p>
            <text:p>Successfully deployed jenkins.war in the tomcat,</text:p>
            <text:p>Troubleshooting the issue "The origin server did not find a current representation for the target resource or is not willing to disclose that one exists" while accessing the jenki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24/4/2018</text:p>
          </table:table-cell>
          <table:table-cell office:value-type="string" table:style-name="ce4">
            <text:p>I have been monitoring mails,</text:p>
            <text:p>Started the jenkins application from tomcat, message is displayed as "OK - Started application at context path [/jenkins]",</text:p>
            <text:p>Tried to access jenkins through http://localhost:8080/jenkins/ but facing the issue "HTTP Status 404 – Not Found",</text:p>
            <text:p>Troubleshooting the above issue,</text:p>
            <text:p>Meanwhile trying to deploy jenkins.war directly by uploading WAR file without configuring, but unable to do so because the connection to the server was reset while the page was loading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3">
            <text:p>25/4/2018</text:p>
          </table:table-cell>
          <table:table-cell office:value-type="string" table:style-name="ce4">
            <text:p>Checked the opened ports on the system by using netstat command and its options,</text:p>
            <text:p>And changed the tomcat port as jenkins and tomcat are running on the same port; some port conflicts occurred,</text:p>
            <text:p>Stopped the tomcat server</text:p>
            <text:p>Opened Tomcat_Home/conf/server.xml file to edit<text:s/></text:p>
            <text:p>Looked for the port *8080* in the xml file and replaced with the other available port</text:p>
            <text:p>&lt;Connector port="8080" protocol="HTTP/1.1"<text:s/></text:p>
            <text:p>connectionTimeout="20000"<text:s/></text:p>
            <text:p>redirectPort="8443" /&gt;</text:p>
            <text:p>Wrote playbook for deploying jenkins.war in the tomcat,</text:p>
            <text:p>Successfully deployed jenkins.war in the tomca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6/4/2018</text:p>
          </table:table-cell>
          <table:table-cell office:value-type="string" table:style-name="ce4">
            <text:p>Working with the scenario jenkins tomcat setup,</text:p>
            <text:p>Modifying the playbook jenkins.war,</text:p>
            <text:p>Working with the ansible modules that enables the port 8080 such that jenkins would run on that port,</text:p>
            <text:p>Troubleshooting the issues:</text:p>
            <text:p>Encountered exception [javax.management.RuntimeOperationsException: Exception invoking method check],</text:p>
            <text:p>403 Access Denied - You are not authorized to view this page</text:p>
            <text:p>By default the Manager is only accessible from a browser running on the same machine as Tomcat. If you wish to modify this restriction, you'll need to edit the Manager's context.xml file.<text:s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7/4/2018</text:p>
          </table:table-cell>
          <table:table-cell office:value-type="string" table:style-name="ce4">
            <text:p>Done with the scenario jenkins tomcat setup on windows,</text:p>
            <text:p>Installed tomcat on windows,</text:p>
            <text:p>Changed the default port of tomcat server in conf/tomcat-users.xml,</text:p>
            <text:p>Downloaded jenkins.war,</text:p>
            <text:p>Placed the jenkins.war file in webapps folder,</text:p>
            <text:p>And successfully deployed jenkins.war application in tomcat web application manager,</text:p>
            <text:p>Accessed the jenkins application from the tomcat,</text:p>
            <text:p>Working with the documentation for the scenario jenkins-tomcat setup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5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5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5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table:style-name="ce5"/>
          <table:table-cell table:number-columns-repeated="16382"/>
        </table:table-row>
        <table:table-row table:number-rows-repeated="1048531" table:style-name="ro2">
          <table:table-cell table:number-columns-repeated="16384"/>
        </table:table-row>
      </table:table>
      <table:table table:name="May" table:style-name="ta1">
        <table:table-column table:style-name="co1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Statu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date" office:date-value="2018-02-05T00:00:00" table:style-name="ce3">
            <text:p>2/5/2018</text:p>
          </table:table-cell>
          <table:table-cell office:value-type="string" table:style-name="ce4">
            <text:p>Done with the documentation jenkins-tomcat setup,</text:p>
            <text:p>Done with the scenario, jenkins picks up a java application from local system which is placed in the jenkins workplace an then a job is build,</text:p>
            <text:p>Done document on the above scenario,</text:p>
            <text:p>Attended KT session on<text:s/></text:p>
            <text:p>LDAP servers,Active Directory,User creation in Physical box and VM and gone through them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9">
          <table:table-cell office:value-type="date" office:date-value="2018-03-05T00:00:00" table:style-name="ce3">
            <text:p>3/5/2018</text:p>
          </table:table-cell>
          <table:table-cell office:value-type="string" table:style-name="ce4">
            <text:p>Went through the LDAP, AD and Git tutorial sessions,</text:p>
            <text:p>Installed git on windows and accessed it from git bash,</text:p>
            <text:p>After building the project (integrating Jenkins and Git) received the above error on the console output section,</text:p>
            <text:p>" ERROR: Error cloning remote repo 'origin' "</text:p>
            <text:p>Troubleshooted above issue by performing the below steps:</text:p>
            <text:p>1. Go to Manage Jenkins <text:s/>&gt; <text:s/>Global Tool Configurations<text:s/></text:p>
            <text:p>2. Under Git configuration <text:s/>&gt; <text:s/>Git installations<text:s/></text:p>
            <text:p>3. Enter complete path to git executable including git.exe <text:s/>&gt; Save <text:s/>&gt; Again build the project</text:p>
            <text:p>Done with the job jenkins and github integration and built it in other way through global tool configuration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4-05T00:00:00" table:style-name="ce3">
            <text:p>4/5/2018</text:p>
          </table:table-cell>
          <table:table-cell office:value-type="string" table:style-name="ce4">
            <text:p>Went through the jenkins beginner tutorial regarding:</text:p>
            <text:p>Scheduling cron jobs in jenkins and<text:s/></text:p>
            <text:p>Build trigger configuration with options build periodically and Poll SCM ,</text:p>
            <text:p>Done with a scenario Jenkins integration with GIT - SCM successfully,</text:p>
            <text:p>Configured Poll SCM in build triggers by scheduling cron job,</text:p>
            <text:p>Working with the documentation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0">
          <table:table-cell office:value-type="date" office:date-value="2018-07-05T00:00:00" table:style-name="ce3">
            <text:p>7/5/2018</text:p>
          </table:table-cell>
          <table:table-cell office:value-type="string" table:style-name="ce4">
            <text:p>Done with the documentation on the scenario - Jenkins integration with GIT - SCM,</text:p>
            <text:p>Done with a scenario - scheduling a job in jenkins by using the option build periodically in build trigger section,</text:p>
            <text:p>Scheduled job in jenkins by using cron compliant format,</text:p>
            <text:p>Completed documentation regarding the scenario scheduling a job in jenki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date" office:date-value="2018-08-05T00:00:00" table:style-name="ce3">
            <text:p>8/5/2018</text:p>
          </table:table-cell>
          <table:table-cell office:value-type="string" table:style-name="ce4">
            <text:p>Made some modifications in the documentation on the scenario - Jenkins integration with GIT - SCM,</text:p>
            <text:p>Gone through Git and GitHub Beginner Tutorial on Branching and Merging concept,</text:p>
            <text:p>Got to know about few commands those are required for Branching and Merging,</text:p>
            <text:p>Working with Branching &amp; Merging, made changes in github using git commands through git bash,</text:p>
            <text:p>Troubleshooted the issue:<text:s/></text:p>
            <text:p>! [rejected] master -&gt; master (fetch first)</text:p>
            <text:p>error: failed to push some refs to 'git repo url'</text:p>
            <text:p>hint: Updates were rejected because the remote contains work that you do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09-05T00:00:00" table:style-name="ce3">
            <text:p>9/5/2018</text:p>
          </table:table-cell>
          <table:table-cell office:value-type="string" table:style-name="ce4">
            <text:p>Done documentation on the following:</text:p>
            <text:p>Git &amp; Git Hub Introduction,</text:p>
            <text:p>Installing Git on windows,</text:p>
            <text:p>Creating a branch,</text:p>
            <text:p>Merging a branch,</text:p>
            <text:p>Deleting a branch,</text:p>
            <text:p>Working with the scenario i.e., accessing files from a new branch in git repository rather than using master branch from jenki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date" office:date-value="2018-10-05T00:00:00" table:style-name="ce3">
            <text:p>10/5/2018</text:p>
          </table:table-cell>
          <table:table-cell office:value-type="string" table:style-name="ce4">
            <text:p>Gone through the Git and GitHub Beginner Tutorial on how to send email from GitHub,</text:p>
            <text:p>Done with the scenario successfully on how to trigger notification email from github whenever there is a change/commit in the project by:</text:p>
            <text:p>Adding Email service to get notification to the particular email address and</text:p>
            <text:p>Tested and validated the scenario by making some changes in the project to check whether notification is triggered or not,</text:p>
            <text:p>Done with the documentation regarding the above mentioned scenario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11-05T00:00:00" table:style-name="ce3">
            <text:p>11/5/2018</text:p>
          </table:table-cell>
          <table:table-cell office:value-type="string" table:style-name="ce4">
            <text:p>Gone through the Git and GitHub Beginner Tutorial on how to create users and manage roles,</text:p>
            <text:p>Installed Role-based Authorization strategy plugin,</text:p>
            <text:p>Created and Cofigured new users in jenkins dashboard,</text:p>
            <text:p>Created and Assigned users to roles,</text:p>
            <text:p>Plugin enables user authorization and roles can be defined globally or for particular jobs or nodes selected by regular expressions,</text:p>
            <text:p>Controlled user access on projects by creating global role employee and project roles developer and tester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4/5/2018</text:p>
          </table:table-cell>
          <table:table-cell office:value-type="string" table:style-name="ce4">
            <text:p>Gone through Git and GitHub Beginner Tutorial on git tags,</text:p>
            <text:p>Got to know about:<text:s/></text:p>
            <text:p>Branching versus tags,</text:p>
            <text:p>Tags which allow you to refer to a specific commit in a repository,</text:p>
            <text:p>Difference between tags and annotated tags,</text:p>
            <text:p>Worked with the git tag commands to create tags, annotated tags &amp; deleted tags,</text:p>
            <text:p>Working with Display or show tag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5/5/2018</text:p>
          </table:table-cell>
          <table:table-cell office:value-type="string" table:style-name="ce4">
            <text:p>Done documentation on branching versus tags, creation of tags, annotated tags and displaying tags.</text:p>
            <text:p>Worked with show or display tags,</text:p>
            <text:p>Pushed tags to remote repository,</text:p>
            <text:p>Using git commands:</text:p>
            <text:p>Deleted tags from local,</text:p>
            <text:p>Deleted tags from remote,</text:p>
            <text:p>Deleted multiple tags from local and remot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6/5/2018</text:p>
          </table:table-cell>
          <table:table-cell office:value-type="string" table:style-name="ce4">
            <text:p>Done documentation on the following:</text:p>
            <text:p>Viewing the created tags and pushing them to remote repository,</text:p>
            <text:p>Deleting tags from local &amp; remote repository,</text:p>
            <text:p>Deleting multiple tags from local and remote <text:s/>repository,</text:p>
            <text:p>Got to know about Checksum number, cryptographic hash number, SHA-1 algorithm,</text:p>
            <text:p>Done with a scenario by creating tags at a particular commit points inorder to take backup in the midst of several commits.</text:p>
            <text:p>After creating the tags at the historic point, need to be pushed to remote repo only then they can be seen in releases tab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17/5/2018</text:p>
          </table:table-cell>
          <table:table-cell office:value-type="string" table:style-name="ce4">
            <text:p>Done documentation on the scenario creating a tag at a particular commit point inorder to take backup in the midst of several commits,</text:p>
            <text:p>Created a tag for the<text:s/><text:span text:style-name="T2">past</text:span><text:s/>commit using checksum number and took a backup at a historic point,</text:p>
            <text:p>Done documentation for creating a tag on past commit,</text:p>
            <text:p>Went through the tutorial on quick basic navigation and keyboard shortcuts for using GitBash and worked on it,</text:p>
            <text:p>Solved the issue as I had a problem after exiting git log in windows git bash, text is disappeared on git bash and unable to access it properly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3">
            <text:p>18/5/2018</text:p>
          </table:table-cell>
          <table:table-cell office:value-type="string" table:style-name="ce4">
            <text:p>Done doc on using few keyboard shortcuts for using GitBash,</text:p>
            <text:p>Pulled changes from Git repository on Git hub Cloud,</text:p>
            <text:p>Parallely done doc on the scenario,</text:p>
            <text:p>Goning through the git tutorial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1/5/2018</text:p>
          </table:table-cell>
          <table:table-cell office:value-type="string" table:style-name="ce4">
            <text:p>Used a Git branch to merge a file by following the below steps:</text:p>
            <text:p>Created a branch and checked it out,</text:p>
            <text:p>Made a change in the new branch,</text:p>
            <text:p>Committed the change to the new branch,</text:p>
            <text:p>Integrated that change back into the main branch,</text:p>
            <text:p>Deleted the branch you are no longer using.</text:p>
            <text:p>Working with the documentation on the above scenario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2/5/2018</text:p>
          </table:table-cell>
          <table:table-cell office:value-type="string" table:style-name="ce4">
            <text:p>Got to know about fast-forward merge,</text:p>
            <text:p>Done documentation on Merging a branch into master branch using git bash by following steps:</text:p>
            <text:p>Creating a new branch and make a change,</text:p>
            <text:p>Merging the branch with master &gt; “fast-forward merging”,</text:p>
            <text:p>Push your change to GitHub,</text:p>
            <text:p>Going through the tutorials Git &amp; Git hub - forking concep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3/5/2018</text:p>
          </table:table-cell>
          <table:table-cell office:value-type="string" table:style-name="ce4">
            <text:p>Done with the following scenario,</text:p>
            <text:p>Forked an example repository "Spoon-Knife repository"</text:p>
            <text:p>Synced the fork by</text:p>
            <text:p>a. Setting up Git</text:p>
            <text:p>b. Creating a local clone of the fork</text:p>
            <text:p>c. Configuring Git to sync your fork with the original Spoon-Knife repository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4/5/2018</text:p>
          </table:table-cell>
          <table:table-cell office:value-type="string" table:style-name="ce4">
            <text:p>Done documentation on the following,</text:p>
            <text:p>Forking an example repository "Spoon-Knife repository",</text:p>
            <text:p>Syncing the fork by,</text:p>
            <text:p>a. Setting up Git</text:p>
            <text:p>b. Creating a local clone of the fork</text:p>
            <text:p>c. Configuring Git to sync your fork with the original Spoon-Knife repository</text:p>
            <text:p>Gone through the doc in GitHub.com on how to create a pull request from a fork,</text:p>
            <text:p>Attended KT session on different types of backups and EMC Avamar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5/5/2018</text:p>
          </table:table-cell>
          <table:table-cell office:value-type="string" table:style-name="ce4">
            <text:p>Done a scenario by creating a pull request from fork,</text:p>
            <text:p>Working with the documentation on the above scenario,</text:p>
            <text:p>Got to know how to delete and deleted the forked repo from your GitHub account,</text:p>
            <text:p>Goning through the different types of backup operations:</text:p>
            <text:p>Full backup</text:p>
            <text:p>Incremental backup<text:s/></text:p>
            <text:p>Differential backup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29/5/2018</text:p>
          </table:table-cell>
          <table:table-cell office:value-type="string" table:style-name="ce4">
            <text:p>Done with the documentation on the following:</text:p>
            <text:p>What exactly is a pull request,</text:p>
            <text:p>Creating a pull request from fork and</text:p>
            <text:p>Opened a pull request.</text:p>
            <text:p>Got to know about git pull v pull request in git, worked witth concepts and making with the doc on tha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30/5/2018</text:p>
          </table:table-cell>
          <table:table-cell office:value-type="string" table:style-name="ce4">
            <text:p>Gone through the git stash tutorials,</text:p>
            <text:p>Going through the following commands regarding their usage in real time:</text:p>
            <text:p>git stash</text:p>
            <text:p>git list</text:p>
            <text:p>git stash pop</text:p>
            <text:p>git stash apply &lt;stashname&gt;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1/5/2018</text:p>
          </table:table-cell>
          <table:table-cell office:value-type="string" table:style-name="ce4">
            <text:p>Gone through the git fetch tutorials,</text:p>
            <text:p>Working with the following commands:</text:p>
            <text:p>git fetch</text:p>
            <text:p>git merge</text:p>
            <text:p>git pull</text:p>
            <text:p>Got to know about the differences between git fetch, git merge and git pull,</text:p>
            <text:p>Working with the documentation.</text:p>
          </table:table-cell>
          <table:table-cell table:number-columns-repeated="16382"/>
        </table:table-row>
        <table:table-row table:number-rows-repeated="1048533" table:style-name="ro2">
          <table:table-cell table:number-columns-repeated="16384"/>
        </table:table-row>
      </table:table>
      <table:table table:name="June" table:style-name="ta2">
        <table:table-column table:style-name="co3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<text:s/></text:p>
          </table:table-cell>
          <table:table-cell office:value-type="string" table:style-name="ce2">
            <text:p>Statu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1-06T00:00:00" table:style-name="ce3">
            <text:p>1/6/2018</text:p>
          </table:table-cell>
          <table:table-cell office:value-type="string" table:style-name="ce4">
            <text:p>Done with the documentation on the following concepts:</text:p>
            <text:p>git pull,</text:p>
            <text:p>git fetch,</text:p>
            <text:p>git merge &amp;</text:p>
            <text:p>git pull vs git fetch</text:p>
            <text:p>Going through the tutorials on git rebas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date" office:date-value="2018-04-06T00:00:00" table:style-name="ce3">
            <text:p>4/6/2018</text:p>
          </table:table-cell>
          <table:table-cell office:value-type="string" table:style-name="ce4">
            <text:p>Done with the scenario - stashing changes from one branch to other with ease by following steps:</text:p>
            <text:p>Created a new file on master branch,</text:p>
            <text:p>Used command git stash to save file temporarily,</text:p>
            <text:p>Later moved the file to the new branch,</text:p>
            <text:p>Used git stash apply command and commit to save the changes from one branch to the other branch i.e., master to new branch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5-06T00:00:00" table:style-name="ce3">
            <text:p>5/6/2018</text:p>
          </table:table-cell>
          <table:table-cell office:value-type="string" table:style-name="ce4">
            <text:p>Done documentation on the scenario - Stashing changes from one branch to other with ease or before checking out a different branch by<text:s/></text:p>
            <text:p>a. Creating a new file on master branch,</text:p>
            <text:p>b. Used<text:s/><text:span text:style-name="T2">git stash save "message"<text:s/></text:span>command to save file temporarily,</text:p>
            <text:p>c. Moved file to the new branch by using<text:span text:style-name="T2"><text:s/>git stash apply<text:s/></text:span>command,</text:p>
            <text:p>d. And committed to save the changes from one branch to the other branch.</text:p>
            <text:p>Solved the issue "error: you need to resolve your current index first the file: needs merge"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6-06T00:00:00" table:style-name="ce3">
            <text:p>6/6/2018</text:p>
          </table:table-cell>
          <table:table-cell office:value-type="string" table:style-name="ce4">
            <text:p>Done the documentation on the following,</text:p>
            <text:p>What is Stashing &amp;</text:p>
            <text:p>When to Stash your work</text:p>
            <text:p>Done with a scenario and the doc by,<text:s/></text:p>
            <text:p>Stashing files using<text:span text:style-name="T2"><text:s/>git stash<text:s/></text:span>command &amp;</text:p>
            <text:p>Unstashed files by using<text:s/><text:span text:style-name="T2">git stash pop</text:span><text:s/>command on the same branch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7-06T00:00:00" table:style-name="ce3">
            <text:p>7/6/2018</text:p>
          </table:table-cell>
          <table:table-cell office:value-type="string" table:style-name="ce4">
            <text:p>Got to know about and worked with the following commands:</text:p>
            <text:p>git stash pop</text:p>
            <text:p>git stash drop</text:p>
            <text:p>git stash drop &lt;stash_id&gt;</text:p>
            <text:p>git stash clear</text:p>
            <text:p>Working with git stash document in detail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8-06T00:00:00" table:style-name="ce3">
            <text:p>8/6/2018</text:p>
          </table:table-cell>
          <table:table-cell office:value-type="string" table:style-name="ce4">
            <text:p>Done with the documentation on the following:</text:p>
            <text:p>Re-applying the stashed changes,</text:p>
            <text:p>Stashing untracked or ignored files,</text:p>
            <text:p>Managing multiple stashes,</text:p>
            <text:p>Worked with the scenario i.e., applying the same stashed changes to multiple branches,</text:p>
            <text:p>Getting to know about the procedure on how to unapply the stash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11-06T00:00:00" table:style-name="ce3">
            <text:p>11/6/2018</text:p>
          </table:table-cell>
          <table:table-cell office:value-type="string" table:style-name="ce4">
            <text:p>Got to know about and working with the following commands:</text:p>
            <text:p>git diff<text:s/></text:p>
            <text:p>git diff --staged<text:s/></text:p>
            <text:p>git diff HEAD<text:s/></text:p>
            <text:p>git diff --color-words</text:p>
            <text:p>git diff -word-diff</text:p>
            <text:p>git diff --sta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12-06T00:00:00" table:style-name="ce3">
            <text:p>12/6/2018</text:p>
          </table:table-cell>
          <table:table-cell office:value-type="string" table:style-name="ce4">
            <text:p>Done with the documentation on:</text:p>
            <text:p>How to get commit ID,</text:p>
            <text:p>Diff between working directory and staging area,</text:p>
            <text:p>Diff between staging area and last commit,</text:p>
            <text:p>Diff between last commit and working directory,</text:p>
            <text:p>Diff between 2 commits in the same branch,</text:p>
            <text:p>How to find what files are changed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13/6/2018</text:p>
          </table:table-cell>
          <table:table-cell office:value-type="string" table:style-name="ce4">
            <text:p>Got to about the following and done doc on:</text:p>
            <text:p>What happens if we create a new branch?</text:p>
            <text:p>How does Git know what branch we are currently on?</text:p>
            <text:p>How to find what commit is current HEAD?</text:p>
            <text:p>What is detached HEAD?</text:p>
            <text:p>Stashing untracked files using different optio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4/6/2018</text:p>
          </table:table-cell>
          <table:table-cell office:value-type="string" table:style-name="ce4">
            <text:p>Created a branch from another branch using git bash.</text:p>
            <text:p>Worked with git branch commands with various options:</text:p>
            <text:p>-a which shows all local and remote branches</text:p>
            <text:p>-r which shows only remote branches</text:p>
            <text:p>Figured out what branches are on remote by actually using the remote related commands:</text:p>
            <text:p>git remote</text:p>
            <text:p>git ls-remo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5/6/2018</text:p>
          </table:table-cell>
          <table:table-cell office:value-type="string" table:style-name="ce4">
            <text:p>Done documentation on the following:</text:p>
            <text:p>Creation of a branch from the other branch,</text:p>
            <text:p>On git branch commands with various options -a and -r,</text:p>
            <text:p>On git remote and git ls-remote to figure out what branches are on remote,</text:p>
            <text:p>On git diff with option 'color' for a single file and for multiple files.</text:p>
            <text:p>Worked with the git commands to configure vimdiff as default git difftool and</text:p>
            <text:p>Turn off the prompt globally which prompts always asking to launch the vimdiff or no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8/6/2018</text:p>
          </table:table-cell>
          <table:table-cell office:value-type="string" table:style-name="ce4">
            <text:p>Gone through git difftool tutorials</text:p>
            <text:p>Worked with the following commands and done doc on them</text:p>
            <text:p>vimdiff file1 file2</text:p>
            <text:p>git difftool filename (before and after staging)</text:p>
            <text:p>git checkout filename</text:p>
            <text:p>git diff commitid1 commitid2</text:p>
            <text:p>git difftool HEAD HEAD^ filename<text:s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3">
            <text:p>19/6/2018</text:p>
          </table:table-cell>
          <table:table-cell office:value-type="string" table:style-name="ce4">
            <text:p>Worked with the following commands:</text:p>
            <text:p>git diff HEAD which compares between the working tree and the HEAD - most recent commit,</text:p>
            <text:p>git show commitid,</text:p>
            <text:p>git revert commitid,</text:p>
            <text:p>git clean -f used to remove untracked files,</text:p>
            <text:p>Got to know about shortcuts in git bash:</text:p>
            <text:p>Ctrl + Ins (to copy the content from the terminal)</text:p>
            <text:p>Shift + Ins (to paste the content from the terminal)</text:p>
            <text:p>Working with the command<text:span text:style-name="T2"><text:s/>git clean -xdf<text:s/></text:span>even removes all ignored file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5/6/2018</text:p>
          </table:table-cell>
          <table:table-cell office:value-type="string" table:style-name="ce4">
            <text:p>Done documentation on the following commands:</text:p>
            <text:p>git diff HEAD,</text:p>
            <text:p>git show commitid,</text:p>
            <text:p>git revert commitid,</text:p>
            <text:p><text:span text:style-name="T2">git clean -f</text:span><text:s/>used to remove untracked files,</text:p>
            <text:p>Went through the .gitignore tutorials,</text:p>
            <text:p>Working with the .gitignore file,</text:p>
            <text:p>Working with the command i.e.,<text:span text:style-name="T2"><text:s/>git clean -xdf</text:span><text:s/>which removes all the <text:s/>ignored file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6/6/2018</text:p>
          </table:table-cell>
          <table:table-cell office:value-type="string" table:style-name="ce4">
            <text:p>Got to know about git ignore patterns where .gitignore uses globbing patterns to match against file names,</text:p>
            <text:p>Worked with and done documentation on,</text:p>
            <text:p>Ignoring files using .gitignore file by creating a local .gitignore,</text:p>
            <text:p>1. In Terminal, navigate to the location of your Git repository</text:p>
            <text:p>2. Enter touch .gitignore to create a .gitignore file</text:p>
            <text:p>Ignored previously committed file,</text:p>
            <text:p>Committed an ignored fil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7/6/2018</text:p>
          </table:table-cell>
          <table:table-cell office:value-type="string" table:style-name="ce4">
            <text:p>Worked with and got to know about git clean command and its options,</text:p>
            <text:p>Done documentation on the following with few examples,</text:p>
            <text:p>git clean -n</text:p>
            <text:p>git clean -f</text:p>
            <text:p>git clean -dn</text:p>
            <text:p>git clean -df</text:p>
            <text:p>Working with the git clean command to remove ignored files using x, f optio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3">
            <text:p>28/6/2018</text:p>
          </table:table-cell>
          <table:table-cell office:value-type="string" table:style-name="ce4">
            <text:p>Done working with the git clean command to remove ignored files using the options -xf,</text:p>
            <text:p>Also done document on the above scenario,</text:p>
            <text:p>Worked with Interactive mode or git clean interactive mode using various commands in it such as,</text:p>
            <text:p>1: clean</text:p>
            <text:p>2: filter by pattern</text:p>
            <text:p>3: select by numbers</text:p>
            <text:p>4: ask each<text:s/></text:p>
            <text:p>5: quit</text:p>
            <text:p>6: help</text:p>
            <text:p>Working with the commands filter by pattern and select by numbers in detailed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9/6/2018</text:p>
          </table:table-cell>
          <table:table-cell office:value-type="string" table:style-name="ce4">
            <text:p>Done document on Interactive mode or git clean interactive mode using various commands in it such as,</text:p>
            <text:p>1: clean</text:p>
            <text:p>4: ask each<text:s/></text:p>
            <text:p>5: quit</text:p>
            <text:p>6: help</text:p>
            <text:p>Working with the following scenarios for changing the commit message in two ways,</text:p>
            <text:p>1. Commit has not been pushed online</text:p>
            <text:p>2. Amending older or multiple commit messages</text:p>
          </table:table-cell>
          <table:table-cell table:number-columns-repeated="16382"/>
        </table:table-row>
        <table:table-row table:number-rows-repeated="1048539" table:style-name="ro2">
          <table:table-cell table:number-columns-repeated="16384"/>
        </table:table-row>
      </table:table>
      <table:table table:name="July" table:style-name="ta3">
        <table:table-column table:style-name="co3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Statu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2-07T00:00:00" table:style-name="ce3">
            <text:p>2/7/2018</text:p>
          </table:table-cell>
          <table:table-cell office:value-type="string" table:style-name="ce4">
            <text:p>Worked with the following scenarios and done with the documentation.</text:p>
            <text:p>1. Procedures for amending the commit that has not been pushed online.</text:p>
            <text:p>(i)Changing a commit message that is rewriting the most recent commit message which is not pushed into github repository.</text:p>
            <text:p>2. Procedures for amending older commit messages.</text:p>
            <text:p>(i) Amending the message of the most recently pushed commit.</text:p>
            <text:p>(ii)Amending older commit message after a file is pushed into GitHub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03-07T00:00:00" table:style-name="ce3">
            <text:p>3/7/2018</text:p>
          </table:table-cell>
          <table:table-cell office:value-type="string" table:style-name="ce4">
            <text:p>Worked with the following interactive rebase commands:</text:p>
            <text:p>pick which will keep the commit,</text:p>
            <text:p>reword allows to edit the commit message,</text:p>
            <text:p>edit will pause the rebase process so we can make more changes to the commit,</text:p>
            <text:p>squash will condense the commit into the previous commit and will ;let to edit the commit message,</text:p>
            <text:p>fixup will condense the commit into the previous commit without editing the commit message,</text:p>
            <text:p>drop will remove the commit or can simply delete the line from the fil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9">
          <table:table-cell office:value-type="date" office:date-value="2018-05-07T00:00:00" table:style-name="ce3">
            <text:p>5/7/2018</text:p>
          </table:table-cell>
          <table:table-cell office:value-type="string" table:style-name="ce4">
            <text:p>Done documentation on the following,</text:p>
            <text:p>What is git rebase?</text:p>
            <text:p>what is the usage of git rebase?</text:p>
            <text:p>Use of the git interactive rebase command,</text:p>
            <text:p>$ git rebase -i HEAD~3</text:p>
            <text:p>Usage of the interactive rebase commands,</text:p>
            <text:p>pick</text:p>
            <text:p>reword</text:p>
            <text:p>exi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6-07T00:00:00" table:style-name="ce3">
            <text:p>6/7/2018</text:p>
          </table:table-cell>
          <table:table-cell office:value-type="string" table:style-name="ce4">
            <text:p>Done documentation on the following,</text:p>
            <text:p>Normal Rebase vs Interactive Rebase,</text:p>
            <text:p>squash which is a interactive rebase command,</text:p>
            <text:p>drop also an interactive rebase command,</text:p>
            <text:p>Git rebase interactive drop vs deleting the commit line,</text:p>
            <text:p>Working with git rebase exec command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09-07T00:00:00" table:style-name="ce3">
            <text:p>9/7/2018</text:p>
          </table:table-cell>
          <table:table-cell office:value-type="string" table:style-name="ce4">
            <text:p>Got to know about the following and working with the documentation,</text:p>
            <text:p>What is reset,</text:p>
            <text:p>Three trees of git,</text:p>
            <text:p>Different command line arguments such as:</text:p>
            <text:p>- soft only changes HEAD, but doesn’t change staged files in index or working files,</text:p>
            <text:p>- mixed moves HEAD and updates the index with the contents of the revision to which HEAD now points,</text:p>
            <text:p>- hard moves HEAD and updates the index and working directory—this is the only version of reset that can cause data los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date" office:date-value="2018-10-07T00:00:00" table:style-name="ce3">
            <text:p>10/7/2018</text:p>
          </table:table-cell>
          <table:table-cell office:value-type="string" table:style-name="ce4">
            <text:p>Done documentation on the following,</text:p>
            <text:p>What is reset and three trees of git,</text:p>
            <text:p>What happens if the following commands are performed,</text:p>
            <text:p>- git reset HEAD</text:p>
            <text:p>- git reset HEAD~1</text:p>
            <text:p>- git reset HEAD~2</text:p>
            <text:p>How does reset works,</text:p>
            <text:p>Difference between git checkout and git rese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date" office:date-value="2018-11-07T00:00:00" table:style-name="ce3">
            <text:p>11/7/2018</text:p>
          </table:table-cell>
          <table:table-cell office:value-type="string" table:style-name="ce4">
            <text:p>Got to know about the following concepts:</text:p>
            <text:p>Scope of git reset modes,</text:p>
            <text:p>All the options available for commit and reset,</text:p>
            <text:p>Worked with the following examples:</text:p>
            <text:p>Undo add,</text:p>
            <text:p>Undo a commit,</text:p>
            <text:p>Undo a merge or pull,</text:p>
            <text:p>Reset a single file in the index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12-07T00:00:00" table:style-name="ce3">
            <text:p>12/7/2018</text:p>
          </table:table-cell>
          <table:table-cell office:value-type="string" table:style-name="ce4">
            <text:p>Done documentation on the git reset modes,</text:p>
            <text:p>git reset --soft</text:p>
            <text:p>git reset --mixed</text:p>
            <text:p>git reset --hard</text:p>
            <text:p>git reset --merge</text:p>
            <text:p>How to reset a single file using command git reset -- filenam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13/7/2018</text:p>
          </table:table-cell>
          <table:table-cell office:value-type="string" table:style-name="ce4">
            <text:p>Got to know the difference about HEAD vs ORIG_HEAD,</text:p>
            <text:p>Done with the following examples:</text:p>
            <text:p>Undo commits permanently,</text:p>
            <text:p>Undo a commit and redo,</text:p>
            <text:p>Undoing a merge or pull inside a dirty working tree,</text:p>
            <text:p>Working with the scenario on how to deal with an interrupted workflow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16/7/2018</text:p>
          </table:table-cell>
          <table:table-cell office:value-type="string" table:style-name="ce4">
            <text:p>Got to know about snapshot,</text:p>
            <text:p>Done working with the scenario and also document on how to deal with an interrupted workflow,</text:p>
            <text:p>Worked with the command $ git revert -n commit_id</text:p>
            <text:p>Also got to know the difference between the commands,</text:p>
            <text:p>$ git revert commit_id and $ git revert -n commit_id,</text:p>
            <text:p>Gone through the tutorial on Undoing vs Reverting vs Resetting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17/7/2018</text:p>
          </table:table-cell>
          <table:table-cell office:value-type="string" table:style-name="ce4">
            <text:p>Done documentation on the following,</text:p>
            <text:p>Undoing the code changes for a single file,</text:p>
            <text:p>Undoing the code changes for multiple files at a time,</text:p>
            <text:p>Committing code changes directly using the command $ git revert commit_id,</text:p>
            <text:p>Also committing code changes explicilty using the command with the option -n, $ git revert -n commit_id,</text:p>
            <text:p>Resetting the code changes and moving to the previous commit history.</text:p>
          </table:table-cell>
          <table:table-cell table:number-columns-repeated="16382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5">
          <table:table-cell office:value-type="string" table:style-name="ce3">
            <text:p>18/7/2018</text:p>
          </table:table-cell>
          <table:table-cell office:value-type="string" table:style-name="ce4">
            <text:p>Done document on the following,</text:p>
            <text:p>Revert vs Reset,</text:p>
            <text:p>Reset used in different scenarios,</text:p>
            <text:p>Scenario-1: When you have made some changes and you no longer wanted them to be committed you just wanted to go back to the older clean state</text:p>
            <text:p>Scenario-2: When you wanted to go to two commits back</text:p>
            <text:p>Scenario-3: When you are doing git pull. It might result in merging errors. In this case you might just want to get rid of the mess, then you can simply use<text:s/></text:p>
            <text:p>Scenario-4: You might have added a file to commit using <text:s/>git add abc.c but later you realized you do not want to add then you can get it back</text:p>
            <text:p>Going through the tutorials regarding git cherry-pick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9/7/2018</text:p>
          </table:table-cell>
          <table:table-cell office:value-type="string" table:style-name="ce4">
            <text:p>Got to about the following,</text:p>
            <text:p>What is Git cherry-pick,</text:p>
            <text:p>Use cases of cherry-pick,</text:p>
            <text:p>Cherry-picking becomes very useful and essential when it comes to bug fixing.</text:p>
            <text:p>This could also be useful whenever a full branch merge is not possible due to incompatible versions in the various branches.</text:p>
            <text:p>Also, you can use git cherry-pick to pull the changes introduced to a sub-branch, without changing the branch, by your colleague working on the same project.</text:p>
            <text:p>Working with the documentation on the abov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0/7/2018</text:p>
          </table:table-cell>
          <table:table-cell office:value-type="string" table:style-name="ce4">
            <text:p>Worked with and done documentation on the following,</text:p>
            <text:p>git cherry-pick &lt;commit-id&gt;</text:p>
            <text:p>Viewing the Commit History with different options,</text:p>
            <text:p>git log --stat</text:p>
            <text:p>git log --pretty=oneline</text:p>
            <text:p>git log --pretty=fuller</text:p>
            <text:p>git log --pretty=format:"%h - %an, %ar : %s"</text:p>
            <text:p>Also many other useful options for git log --pretty=forma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3/7/2018</text:p>
          </table:table-cell>
          <table:table-cell office:value-type="string" table:style-name="ce4">
            <text:p>Got to know about the following,</text:p>
            <text:p>Advantage of cherry-pick over merge</text:p>
            <text:p>Why cherry-pick?</text:p>
            <text:p>Why can't merge?</text:p>
            <text:p>What are the commands used for re-writing history</text:p>
            <text:p>Done some modifications in the presentation for the demo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4/7/2018</text:p>
          </table:table-cell>
          <table:table-cell office:value-type="string" table:style-name="ce4">
            <text:p>Done documentation on the following,</text:p>
            <text:p>Advantage of cherry-pick over merge</text:p>
            <text:p>Why cherry-pick?</text:p>
            <text:p>Why can't merge?</text:p>
            <text:p>Ways of searching for text in branches using some options in git log command by,</text:p>
            <text:p>- search string</text:p>
            <text:p>- match regular expression</text:p>
            <text:p>Finding branches that contain the commi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5/7/2018</text:p>
          </table:table-cell>
          <table:table-cell office:value-type="string" table:style-name="ce4">
            <text:p>Worked and done doc with the following:</text:p>
            <text:p>Advanced Git log option to display the first line of each commit message</text:p>
            <text:p>Filtering the Commit History using the following</text:p>
            <text:p>To search for commits that were created by amount</text:p>
            <text:p>To search for commits that were created by date</text:p>
            <text:p>To search for commits that were created between two dates</text:p>
            <text:p>To search for commits that were created by relative references</text:p>
            <text:p>To search for commits that were created by Autho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6/7/2018</text:p>
          </table:table-cell>
          <table:table-cell office:value-type="string" table:style-name="ce4">
            <text:p>Worked and done doc with the following:</text:p>
            <text:p>Filter commits by their commit message</text:p>
            <text:p>To show the history related to a file</text:p>
            <text:p>To search for commits that were created by content</text:p>
            <text:p>Filtering commits by their range<text:s/></text:p>
            <text:p>Viewing all commits of any branch from any other branch</text:p>
            <text:p>Created an orphan branch and checking the commands to view the lis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7/7/2018</text:p>
          </table:table-cell>
          <table:table-cell office:value-type="string" table:style-name="ce4">
            <text:p>Got to know about and worked with the following:</text:p>
            <text:p>What is a patch?</text:p>
            <text:p>What is the use of patch?</text:p>
            <text:p>In what scenario do we use patch?</text:p>
            <text:p>How to create a patch?</text:p>
            <text:p>View all the files in a patch directory.</text:p>
            <text:p>How to apply a patch to another branch?</text:p>
            <text:p>Also done documentation on the abov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31/7/2018</text:p>
          </table:table-cell>
          <table:table-cell office:value-type="string" table:style-name="ce4">
            <text:p>Worked with the some of advanced log commands for graphing and done doc on the following:</text:p>
            <text:p>Visualizing the commit graph, showing information related to each commit.</text:p>
            <text:p>To only show the commit id and comment per-commit.</text:p>
            <text:p>To know the history by checking linear series of commits, and get sense of what was merged in where.</text:p>
            <text:p>To know history of all the branches like commits and where are they merged.</text:p>
            <text:p>Decorated the terminal to make easier display with different colors to check what branch is where.</text:p>
          </table:table-cell>
          <table:table-cell table:number-columns-repeated="16382"/>
        </table:table-row>
        <table:table-row table:number-rows-repeated="1048535" table:style-name="ro2">
          <table:table-cell table:number-columns-repeated="16384"/>
        </table:table-row>
      </table:table>
      <table:table table:name="August" table:style-name="ta3">
        <table:table-column table:style-name="co3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Status</text:p>
          </table:table-cell>
          <table:table-cell table:number-columns-repeated="15" table:style-name="ce2"/>
          <table:table-cell table:number-columns-repeated="16367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3">
          <table:table-cell office:value-type="date" office:date-value="2018-01-08T00:00:00" table:style-name="ce3">
            <text:p>1/8/2018</text:p>
          </table:table-cell>
          <table:table-cell office:value-type="string" table:style-name="ce4">
            <text:p>Worked with the some more advanced log commands for graphing and done doc on the following:</text:p>
            <text:p>To show commits from oldest to newest</text:p>
            <text:p>Showing the reference name on each line by adding - -source option to the decorated terminal</text:p>
            <text:p>To view abstract shape of the git repo</text:p>
            <text:p>To view the significant points in commit history by eliminating all the intermediary commits</text:p>
            <text:p>To view the whole history of the project inorder to re-introduce the Date info<text:s/></text:p>
            <text:p>Getting to know about Docker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02-08T00:00:00" table:style-name="ce3">
            <text:p>2/8/2018</text:p>
          </table:table-cell>
          <table:table-cell office:value-type="string" table:style-name="ce4">
            <text:p>Worked with reflog commands and done doc on the following:</text:p>
            <text:p>Got to know about the reflog and why is it important</text:p>
            <text:p>Reference logs which keeps track of updates to the tip of branches</text:p>
            <text:p>To get a complete reflog of all the references</text:p>
            <text:p>Passing the branch name inorder to check the reflog for a specific branch</text:p>
            <text:p>To view previously stashed some changes using the reflog stash command</text:p>
            <text:p>The returned reference pointers can be passed to other commands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table:style-name="ce4"/>
          <table:table-cell table:number-columns-repeated="16382" table:style-name="ce1"/>
        </table:table-row>
        <table:table-row table:style-name="ro7">
          <table:table-cell office:value-type="date" office:date-value="2018-03-08T00:00:00" table:style-name="ce3">
            <text:p>3/8/2018</text:p>
          </table:table-cell>
          <table:table-cell office:value-type="string" table:style-name="ce4">
            <text:p>Got to know about the following,</text:p>
            <text:p>Why do we need containerization?</text:p>
            <text:p>What is container?</text:p>
            <text:p>Difference of conterization over virtualization</text:p>
            <text:p>Advantages of container</text:p>
            <text:p>What is docker on container?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6-08T00:00:00" table:style-name="ce3">
            <text:p>6/8/2018</text:p>
          </table:table-cell>
          <table:table-cell office:value-type="string" table:style-name="ce4">
            <text:p>Gone through the docker tutorials</text:p>
            <text:p>Got to know about the following:</text:p>
            <text:p>What is Docker?</text:p>
            <text:p>Why do we use Docker?</text:p>
            <text:p>What is docker Architecture?</text:p>
            <text:p>What are the Components present in the docker?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date" office:date-value="2018-07-08T00:00:00" table:style-name="ce3">
            <text:p>7/8/2018</text:p>
          </table:table-cell>
          <table:table-cell office:value-type="string" table:style-name="ce4">
            <text:p>Got to know the following things about docker,</text:p>
            <text:p>What are Docker Images?</text:p>
            <text:p>How to pull/download docker images?</text:p>
            <text:p>How to list available docker images?</text:p>
            <text:p>How to know detailed information about a docker image?</text:p>
            <text:p>How to get history of a docker images?</text:p>
            <text:p>Gone through some tutorials regarding docker images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08-08T00:00:00" table:style-name="ce3">
            <text:p>8/8/2018</text:p>
          </table:table-cell>
          <table:table-cell office:value-type="string" table:style-name="ce4">
            <text:p>Installed docker toolbox on windows system,</text:p>
            <text:p>Fixed an issue "Looks like something went wrong in step ´Looking for vboxmanage.exe´... Press any key to continue..." when I click on "Docker Quickstart Terminal",</text:p>
            <text:p>Got to know following things about docker images,</text:p>
            <text:p>How to Save or Backup a Docker Images?</text:p>
            <text:p>How to Restore a Docker Images from a Backup?</text:p>
            <text:p>How to remove or delete Docker Images?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6">
          <table:table-cell office:value-type="date" office:date-value="2018-09-08T00:00:00" table:style-name="ce3">
            <text:p>9/8/2018</text:p>
          </table:table-cell>
          <table:table-cell office:value-type="string" table:style-name="ce4">
            <text:p>Fixed an issue in docker installation "Looks like something went wrong in step 'Checking if machine default exists'...Press any key to continue"</text:p>
            <text:p>Got to know about what a docker file is?</text:p>
            <text:p>And what a docker build is?</text:p>
            <text:p>Troubleshooting the issue "ERROR: Get https://registry-1.docker.io/v2/: x509: certificate signed by unknown authority" and</text:p>
            <text:p>Also going through the best practices for writing Docker files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6">
          <table:table-cell office:value-type="date" office:date-value="2018-10-08T00:00:00" table:style-name="ce3">
            <text:p>10/8/2018</text:p>
          </table:table-cell>
          <table:table-cell office:value-type="string" table:style-name="ce4">
            <text:p>Created a default docker machine and listed available machines</text:p>
            <text:p>Used environment commands for the new VM</text:p>
            <text:p>Connected shell to the new machine</text:p>
            <text:p>Ran a container with docker run to verify set up of the machine.</text:p>
            <text:p>Troubleshooting the issue "ERROR: Get https://registry-1.docker.io/v2/: x509: certificate signed by unknown authority"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13/8/2018</text:p>
          </table:table-cell>
          <table:table-cell office:value-type="string" table:style-name="ce4">
            <text:p>Gone through the tutorials and got to know the following things:</text:p>
            <text:p>What is a Docker Registry?</text:p>
            <text:p>Why do we use Docker Registries?</text:p>
            <text:p>Architecture of docker that how a docker file is loaded to a Git Repo and then to jenkins server.</text:p>
            <text:p>What is a Docker hub?</text:p>
            <text:p>Working with a scenario to pull a sample image from docker hub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1">
          <table:table-cell office:value-type="string" table:style-name="ce3">
            <text:p>14/8/2018</text:p>
          </table:table-cell>
          <table:table-cell office:value-type="string" table:style-name="ce4">
            <text:p>Got to about dynamic host configuration protocol server</text:p>
            <text:p>Troubleshooting the following issues:</text:p>
            <text:p>#1 VBoxManage.exe: error: Failed to attach the network LUN (VERR_INTNET_FLT_IF_NOT_FOUND) VBoxManage.exe: error: Details: code E_FAIL (0x80004005), component ConsoleWrap, interface IConsole</text:p>
            <text:p>#2 Error checking TLS connection: ssh command error:</text:p>
            <text:p>command : ip addr show</text:p>
            <text:p>err <text:s text:c="4"/>: exit status 255</text:p>
            <text:p>output <text:s/>:</text:p>
            <text:p>Error checking TLS connection: ssh command error:</text:p>
            <text:p>command : ip addr show</text:p>
            <text:p>err <text:s text:c="4"/>: exit status 255</text:p>
            <text:p>#3 Error response from daemon: Get https://registry-1.docker.io/v2/: x509: certificate signed by unknown authority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15/8/2018</text:p>
          </table:table-cell>
          <table:table-cell office:value-type="string" table:style-name="ce4">
            <text:p>Troubleshooted the issues by performing following actions,</text:p>
            <text:p>By regenerating the certificates</text:p>
            <text:p>Restarted the docker host</text:p>
            <text:p>Environment variables are set for the command window after restarting the machine</text:p>
            <text:p>By reinstalling Docker toolbox and Oracle VM VirtualBox</text:p>
            <text:p>By restarting the docker machin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6/8/2018</text:p>
          </table:table-cell>
          <table:table-cell office:value-type="string" table:style-name="ce4">
            <text:p>Got to know how does the format of a docker file exists?</text:p>
            <text:p>What are the instructions present in docker file?</text:p>
            <text:p>Where and what arguments needed to be passed for each instruction?</text:p>
            <text:p>Got to know sample intructions like,</text:p>
            <text:p>FROM instruction to start the Dockerfile specifying which image we derive our image from.</text:p>
            <text:p>MAINTAINER instruction to specify oneself or one's organization as the maintainer of the image by placing one's email address there.</text:p>
            <text:p>COPY will copy the files into the imag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7/8/2018</text:p>
          </table:table-cell>
          <table:table-cell office:value-type="string" table:style-name="ce4">
            <text:p>Solved the issue "error checking tls connection: error cchecking and/or regenerating the certs: There was an error validating certificates for host "192.168.99.100:2376": dial tcp 192.168.99.100:2376 i/o timeout"</text:p>
            <text:p>Troubleshooting issue - error response from daemon certificate signed by unknown authority by,</text:p>
            <text:p>Moving the bin path to last in PATH environment variable.</text:p>
            <text:p>Changing the content in daemon.json file</text:p>
            <text:p>Created a new docker machine node1 and regenerated the certificates<text:s/></text:p>
            <text:p>Also tested by restarting new machine and by setting the environment variabl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0/8/2018</text:p>
          </table:table-cell>
          <table:table-cell office:value-type="string" table:style-name="ce4">
            <text:p>Got to know about yum-utils which is a collection of utilities as plugins extending yum in different ways,</text:p>
            <text:p>What is EPEL and why do we use EPEL repository?</text:p>
            <text:p>How to enable EPEL repository in CentOS being a root user,</text:p>
            <text:p>Installed docker package on CentOS,</text:p>
            <text:p>To install docker, the epel repositories must be enabled on the system ,</text:p>
            <text:p>Troubleshooting the issue Cannot retrieve metalink for repository: epel/x86_64. Please verify its path and try again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1/8/2018</text:p>
          </table:table-cell>
          <table:table-cell office:value-type="string" table:style-name="ce4">
            <text:p>Installed docker successfully on CentOS,</text:p>
            <text:p>After installation, started the daemon, checked its status and enabled it using the docker commands,</text:p>
            <text:p>Verified if Docker works properly by running a container test image and made sure it works by checking the ouptut,</text:p>
            <text:p>Ran a few basic Docker commands to get some information about docker on the following,</text:p>
            <text:p>For system-wide information on Docker # docker info</text:p>
            <text:p>To know docker version # docker version</text:p>
            <text:p>To get a list of all available Docker commands on the console # docke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2/8/2018</text:p>
          </table:table-cell>
          <table:table-cell office:value-type="string" table:style-name="ce4">
            <text:p>Searched the required image from docker hub and downloaded a docker image.</text:p>
            <text:p>Pulled an ubuntu image from the docker hub and listed the available images on the host.</text:p>
            <text:p>Allocated a unique name for every container by using the "--name" option on command line.</text:p>
            <text:p>Manipulated containers (start, stop, remove, stats) by addressing its name which is allocated as before.</text:p>
            <text:p>Got to know about the running containers ID by issuing # docker ps command.</text:p>
            <text:p>Fixed the issue "Docker error cannot delete docker container, conflict: unable to remove repository reference"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3/8/2018</text:p>
          </table:table-cell>
          <table:table-cell office:value-type="string" table:style-name="ce4">
            <text:p>Done documentation on the following concepts,</text:p>
            <text:p>What is containerization and why do we need containerization ?</text:p>
            <text:p>Difference between containerization and Virtualization</text:p>
            <text:p>Advantages of a container</text:p>
            <text:p>What is Docker and why do we use docker?</text:p>
            <text:p>What is docker on container?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4/8/2018</text:p>
          </table:table-cell>
          <table:table-cell office:value-type="string" table:style-name="ce4">
            <text:p>Done documentation on the following,</text:p>
            <text:p>What is Docker Architecture and Docker Components ?</text:p>
            <text:p>What is a docker client and docker host/docker enginee ?</text:p>
            <text:p>What is a docker registry ?</text:p>
            <text:p>What are docker images and docker containers ?</text:p>
            <text:p>What is a docker network (Bridge, Host, None)</text:p>
            <text:p>Also we have other network drivers (Overlay, Mavlan)</text:p>
            <text:p>What is a docker storage and how many types of storage are available (volumes, bind mounts, tmpfs mounts)<text:s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27/8/2018</text:p>
          </table:table-cell>
          <table:table-cell office:value-type="string" table:style-name="ce4">
            <text:p>Done documentation on the following,</text:p>
            <text:p>How to install docker package on CentOS 7 and CentOS 6</text:p>
            <text:p>After docker package has been installed, done the following by using the docker commands<text:s/></text:p>
            <text:p>Starting the daemon<text:s/></text:p>
            <text:p>Checking its status</text:p>
            <text:p>Enabling it system wide both on CentOS 6 and CentOS 7</text:p>
            <text:p>Ran a container test image to verify if docker works properly by issuing docker command</text:p>
            <text:p>How to know the system-wide information on docker, docker version and list of docker commands available on consol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8/8/2018</text:p>
          </table:table-cell>
          <table:table-cell office:value-type="string" table:style-name="ce4">
            <text:p>Going through the tutorials for integrating IBM Integration Bus on docker.</text:p>
            <text:p>Done documentation on the following concepts,</text:p>
            <text:p>What is a snapshot image and docker image?</text:p>
            <text:p>About images, containers, docker deamon, docker client, docker store</text:p>
            <text:p>How to create or customize docker images?</text:p>
            <text:p>How to get Docker Images and how to list available docker images?</text:p>
            <text:p>How to pull / download docker images?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9/8/2018</text:p>
          </table:table-cell>
          <table:table-cell office:value-type="string" table:style-name="ce4">
            <text:p>Viewed detailed information about docker images using docker command # docker insepect &lt;image-id&gt;</text:p>
            <text:p>Get to know the history of the docker images.</text:p>
            <text:p>Took backup of an image by archiving it using the image id<text:s/></text:p>
            <text:p>Listed the folder to confirm the docker Image ID is saved or not.</text:p>
            <text:p>Removed a single image using image id, also deleted multiple images using docker commands</text:p>
            <text:p>Restored the deleted image by loading the backup file of that particular image</text:p>
            <text:p>Removed all docker images in a single command and done documentation work on the abov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0/8/2018</text:p>
          </table:table-cell>
          <table:table-cell office:value-type="string" table:style-name="ce4">
            <text:p>Gone through the docker tutorials and worked with the following,</text:p>
            <text:p>Pulled a docker image "ubuntu" from the doker hub.</text:p>
            <text:p>Searched for the image that I need from the list of images by using grep command.</text:p>
            <text:p>Created a docker container from the docker image which is an instance of the image.</text:p>
            <text:p>Used the docker command to show only the running containers.</text:p>
            <text:p>Used the docker command to show both the running and stopped containers.</text:p>
            <text:p>Used the docker command to show most recently running container and done the documentation on the abov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3">
            <text:p>31/8/2018</text:p>
          </table:table-cell>
          <table:table-cell office:value-type="string" table:style-name="ce4">
            <text:p>Added a tag name and repository name to the docker image.</text:p>
            <text:p>Done documentation on docker file instructions and explained with examples:</text:p>
            <text:p>FROM instruction which is used to specify the valid docker image name.</text:p>
            <text:p>MAINTAINER instruction specifies about the author who creates the new docker image for the support.</text:p>
            <text:p>COPY instruction copy files, directories and remote URL files to the destination within the filesystem of the Docker Images.<text:s/></text:p>
            <text:p>RUN instruction used to execute any commands on top of the current image which will create a new layer</text:p>
            <text:p>CMD instruction sets a command to be executed when running a container.<text:s/></text:p>
            <text:p>WORKDIR instruction sets the working directory.</text:p>
            <text:p>ENV instruction sets environment variables with key and value and etc.</text:p>
            <text:p>The way how comments are mentioned in the docker file with an example.</text:p>
          </table:table-cell>
          <table:table-cell table:number-columns-repeated="16382"/>
        </table:table-row>
        <table:table-row table:number-rows-repeated="1048529" table:style-name="ro2">
          <table:table-cell table:number-columns-repeated="16384"/>
        </table:table-row>
      </table:table>
      <table:table table:name="Sept" table:style-name="ta3">
        <table:table-column table:style-name="co3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<text:s/></text:p>
          </table:table-cell>
          <table:table-cell office:value-type="string" table:style-name="ce2">
            <text:p>Statu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date" office:date-value="2018-12-09T00:00:00" table:style-name="ce3">
            <text:p>12/9/2018</text:p>
          </table:table-cell>
          <table:table-cell office:value-type="string" table:style-name="ce4">
            <text:p>Done the documentation on the following,</text:p>
            <text:p>What is a dockerfile and why it is required ?</text:p>
            <text:p>How to write a dockerfile by following the dockerfile instructions ?</text:p>
            <text:p>Created a simple dockerfile for ngnix.</text:p>
            <text:p>Explained some of the dockerfile commands used in the file.</text:p>
            <text:p>Built the new image using the command # docker build &lt;path&gt; where path refers to the directory containing the Dockerfil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3">
            <text:p>13/9/2018</text:p>
          </table:table-cell>
          <table:table-cell office:value-type="string" table:style-name="ce4">
            <text:p>Working with the following scenario,</text:p>
            <text:p>Created a dockerfile under the /root directory.</text:p>
            <text:p>Defined the instructions to customize the existing docker image as per the requirement.</text:p>
            <text:p>Built a docker image from the dockerfile from the given instructions.</text:p>
            <text:p>Ran and tested my customized docker image by launching a docker container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14/9/2018</text:p>
          </table:table-cell>
          <table:table-cell office:value-type="string" table:style-name="ce4">
            <text:p>Worked with and done documentation on the scenario to create a customized image and push into the docker hub,</text:p>
            <text:p>Created a docker image and named it with a tag and a repository name</text:p>
            <text:p>Pushed the image to the docker hub by providing the login credentials of docker hub in the terminal</text:p>
            <text:p>Troubleshooted the issue "Error response from daemon: You cannot push a "root" repository. Please rename your repository to docker.io/&lt;user&gt;/&lt;repo&gt; "</text:p>
            <text:p>Customized docker image is now available in the docker hub</text:p>
            <text:p>I have logged in to the https://hub.docker.com/ and checked for my new image in the repository lis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7/9/2018</text:p>
          </table:table-cell>
          <table:table-cell office:value-type="string" table:style-name="ce4">
            <text:p>Done documentation on the following,</text:p>
            <text:p>How to create a dockerfile under the /root directory.</text:p>
            <text:p>How to define the instructions to customize the existing docker image.</text:p>
            <text:p>How to build a docker image from the dockerfile using the instructions.</text:p>
            <text:p>How to add a tag name and repository name to the image using the image reference id</text:p>
            <text:p>How to run and test my customized docker image by launching a docker container.</text:p>
            <text:p>Troubleshooting the issue# E: Unable to locate package nginx while building a dockerfil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8/9/2018</text:p>
          </table:table-cell>
          <table:table-cell office:value-type="string" table:style-name="ce4">
            <text:p>Toubleshooted the issue# <text:s/>Another application is holding yum lock .. by removing the file yum.pid in /var/run/</text:p>
            <text:p>Troubleshooted the issue# E: Unable to locate package nginx while building a dockerfile.</text:p>
            <text:p>Build a docker image (Apache webserver) successfully by,</text:p>
            <text:p>Creating a dockerfile using the given instructions.</text:p>
            <text:p>Building the docker image from the dockerfile.</text:p>
            <text:p>Running the docker container and checked the status of the launched docker container.</text:p>
            <text:p>Checked the web browser for the apache webserver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9/9/2018</text:p>
          </table:table-cell>
          <table:table-cell office:value-type="string" table:style-name="ce4">
            <text:p>Done mapping of the ports for running the webserver in the browser.</text:p>
            <text:p>Done documentation on the scenario building apache webserver image from the dockerfile</text:p>
            <text:p>By creating dockerfile using the docker instructions to install apache webserver.</text:p>
            <text:p>Explained docker instructions used in the dockerfile.</text:p>
            <text:p>On how to build the docker image from the dockerfile using docker command.</text:p>
            <text:p>How to run the docker container and how to check the status of the launched docker container.</text:p>
            <text:p>How to check the web browser for the apache webserver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0/9/2018</text:p>
          </table:table-cell>
          <table:table-cell office:value-type="string" table:style-name="ce4">
            <text:p>Worked with the dockerfiles to know the differences between CMD and ENTRYPOINT instructions.</text:p>
            <text:p>Created two dockerfiles, one file with CMD instruction and the other with ENTRYPOINT instruction.</text:p>
            <text:p>Images are built and also created tags using "docker build -t cmdchk:latest ." and "docker build -t epchk:latest ."</text:p>
            <text:p>Tested the containers with newly created images.</text:p>
            <text:p>Checked the logs of newly created containers to ensure the application script has run or not</text:p>
            <text:p>Again ran the new containers by passing the argument "date" and once again tested the logs to check the difference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1/9/2018</text:p>
          </table:table-cell>
          <table:table-cell office:value-type="string" table:style-name="ce4">
            <text:p>Done documentation on the following,<text:s/></text:p>
            <text:p>What is the usage of CMD instruction and ENTRYPOINT instruction explained indetailed ?<text:s text:c="2"/></text:p>
            <text:p>What are the declarations that can be made in CMD and ENTRYPOINT instructions in shell form and executable form?</text:p>
            <text:p>How to create the scripts using CMD instruction and ENTRYPOINT instuction to show the difference between them ?</text:p>
            <text:p>How to built the scripts and how to create the tags and containers by running them ?</text:p>
            <text:p>To check the logs and also how to pass an argument to the instructions inorder to the know the complete difference between the instruction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3">
            <text:p>24/9/2018</text:p>
          </table:table-cell>
          <table:table-cell office:value-type="string" table:style-name="ce4">
            <text:p>Working with the scenario integrating IBM Integration Bus with the docker.</text:p>
            <text:p>Pulled the latest IIB image from the docker hub where the image contains a full runtime installation of IBM Integration Bus.</text:p>
            <text:p>Ran the new container of the IBM Integration Bus (IIB) image by accepting the license and exposing the port.</text:p>
            <text:p>Created a broker and a default integration server by running the IIB container.</text:p>
            <text:p>Basing on the container name, searched for and got the ip address by using the docker inspect command.</text:p>
            <text:p>Browsed using the IP address and the port number and the GUI of IBM Integration Bus is opened in the browser.</text:p>
          </table:table-cell>
          <table:table-cell table:number-columns-repeated="16382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nasa Dodda</dc:creator>
    <meta:creation-date>2009-04-16T11:32:48Z</meta:creation-date>
    <dc:date>2018-09-24T17:04:23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